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re version 1+</text:h>
      <text:p text:style-name="Standard"/>
      <text:list xml:id="list654435118" text:style-name="L1">
        <text:list-item>
          <text:p text:style-name="P1">Baseres på TComponent:</text:p>
          <text:list>
            <text:list-item>
              <text:p text:style-name="P1">Dvs. Brug af FreeNotification.</text:p>
            </text:list-item>
            <text:list-item>
              <text:p text:style-name="P1">Override SetName, eller tænkt Name ind i brug af Id?</text:p>
            </text:list-item>
          </text:list>
        </text:list-item>
        <text:list-item>
          <text:p text:style-name="P1">OnChange event skal laves om så det underligt system med EventGourp og EventType ikke længere er. Måske individuelle events?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sten Christiansen</meta:initial-creator>
    <meta:creation-date>2011-10-05T22:05:12</meta:creation-date>
    <meta:document-statistic meta:table-count="0" meta:image-count="0" meta:object-count="0" meta:page-count="1" meta:paragraph-count="5" meta:word-count="43" meta:character-count="247" meta:non-whitespace-character-count="213"/>
    <dc:date>2011-10-05T22:20:15</dc:date>
    <dc:creator>Torsten Christiansen</dc:creator>
    <meta:editing-duration>PT15M4S</meta:editing-duration>
    <meta:editing-cycles>1</meta:editing-cycles>
    <meta:generator>LibreOffice/3.4$Unix LibreOffice_project/340m1$Build-302</meta:generator>
  </office:meta>
</office:document-meta>
</file>